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, Arial, sans-serif"/>
  </office:font-face-decls>
  <office:automatic-styles>
    <style:style style:name="P1" style:family="paragraph" style:parent-style-name="Standard">
      <style:text-properties fo:font-size="14pt" fo:font-weight="bold" officeooo:rsid="000e61dc" officeooo:paragraph-rsid="000e61d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0e61dc"/>
    </style:style>
    <style:style style:name="P3" style:family="paragraph" style:parent-style-name="Standard">
      <style:text-properties fo:font-size="14pt" fo:font-weight="bold" officeooo:rsid="000f04fb" officeooo:paragraph-rsid="000f04f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61dc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d0d0d" loext:opacity="100%" style:font-name="Pt Sans" fo:font-size="13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d0d0d" loext:opacity="100%" style:font-name="Pt Sans" fo:font-size="13.5pt" fo:letter-spacing="normal" fo:font-style="normal" fo:font-weight="normal" officeooo:rsid="000e61dc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d0d0d" loext:opacity="100%" style:font-name="Liberation Serif" fo:font-size="13.5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d0d0d" loext:opacity="100%" style:font-name="Liberation Serif" fo:font-size="13.5pt" fo:letter-spacing="normal" fo:font-style="normal" fo:font-weight="normal" officeooo:rsid="000e61dc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d0d0d" loext:opacity="100%" style:font-name="Liberation Serif" fo:font-size="13.5pt" fo:letter-spacing="normal" fo:font-style="normal" style:font-size-asian="14pt" style:font-size-complex="14pt"/>
    </style:style>
    <style:style style:name="T8" style:family="text">
      <style:text-properties fo:font-variant="normal" fo:text-transform="none" fo:color="#0d0d0d" loext:opacity="100%" style:font-name="Liberation Serif" fo:font-size="13.5pt" fo:letter-spacing="normal" fo:font-style="normal" officeooo:rsid="000e61d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ирование ПО — <text:span text:style-name="T1">проверка соответствия между реальным поведением программы и ожидаемым, осуществляемая на конечном наборе тестов, выбраны определенным образом. </text:span></text:p>
      <text:p text:style-name="P2"><text:span text:style-name="T2">Тестирование это одна из техник контроля качества включающая в себя активности по: </text:span></text:p>
      <text:p text:style-name="P2"><text:span text:style-name="T2">- Планирование работ (</text:span><text:span text:style-name="T3">Test Management</text:span><text:span text:style-name="T4">)</text:span></text:p>
      <text:p text:style-name="P2"><text:span text:style-name="T4">- </text:span><text:span text:style-name="T6">Проектированию тестов (Test Design)</text:span></text:p>
      <text:p text:style-name="P2"><text:span text:style-name="T6">- Выполнению тестирования (Test Execution)</text:span></text:p>
      <text:p text:style-name="P2"><text:span text:style-name="T6">- Анализ полученных результатов (Test Analysis)</text:span></text:p>
      <text:p text:style-name="P2"><text:span text:style-name="T6"/></text:p>
      <text:p text:style-name="P3"><text:span text:style-name="T8">Ц</text:span><text:span text:style-name="T7">ель Тестирования — </text:span><text:span text:style-name="T5">проверка соответствия ПО предъявленным требованиям, обеспечение уверенности в качестве ПО, поиск очевидных ошибок которые должны быть выявлены до момента попадания в релиз или конечному пользователю.</text:span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4:17:32.673091417</meta:creation-date>
    <meta:generator>LibreOffice/7.3.4.2$Linux_X86_64 LibreOffice_project/30$Build-2</meta:generator>
    <dc:date>2022-07-31T13:55:18.894916804</dc:date>
    <meta:editing-duration>PT31M</meta:editing-duration>
    <meta:editing-cycles>2</meta:editing-cycles>
    <meta:document-statistic meta:table-count="0" meta:image-count="0" meta:object-count="0" meta:page-count="1" meta:paragraph-count="7" meta:word-count="78" meta:character-count="627" meta:non-whitespace-character-count="552"/>
  </office:meta>
</office:document-meta>
</file>